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28cm" svg:stroke-color="#ffffff" draw:marker-start-width="0.233cm" draw:marker-end-width="0.233cm" svg:stroke-opacity="90%" draw:fill="solid" draw:fill-color="#ffffff" draw:textarea-horizontal-align="justify" draw:textarea-vertical-align="middle" draw:auto-grow-height="false" fo:min-height="0.756cm" fo:min-width="2.03cm" fo:padding-top="0.13cm" fo:padding-bottom="0.13cm" fo:padding-left="0.255cm" fo:padding-right="0.255cm"/>
    </style:style>
    <style:style style:name="gr3" style:family="graphic" style:parent-style-name="standard">
      <style:graphic-properties svg:stroke-width="0.028cm" svg:stroke-color="#ffffff" draw:marker-start-width="0.233cm" draw:marker-end-width="0.233cm" svg:stroke-opacity="90%" draw:fill="solid" draw:fill-color="#ffffff" draw:textarea-horizontal-align="justify" draw:textarea-vertical-align="middle" draw:auto-grow-height="false" fo:min-height="0.756cm" fo:min-width="1.68cm" fo:padding-top="0.13cm" fo:padding-bottom="0.13cm" fo:padding-left="0.255cm" fo:padding-right="0.255cm"/>
    </style:style>
    <style:style style:name="gr4" style:family="graphic" style:parent-style-name="objectwithoutfill">
      <style:graphic-properties draw:stroke="dash" draw:stroke-dash="Fine_20_Dashed" svg:stroke-width="0.053cm" svg:stroke-color="#ff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11cm" fo:min-width="0cm"/>
    </style:style>
    <style:style style:name="gr6" style:family="graphic" style:parent-style-name="standard">
      <style:graphic-properties svg:stroke-width="0.028cm" svg:stroke-color="#ffffff" draw:marker-start-width="0.233cm" draw:marker-end-width="0.233cm" svg:stroke-opacity="90%" draw:fill="solid" draw:fill-color="#ffffff" draw:textarea-horizontal-align="justify" draw:textarea-vertical-align="middle" draw:auto-grow-height="false" fo:min-height="0.756cm" fo:min-width="1.077cm" fo:padding-top="0.13cm" fo:padding-bottom="0.13cm" fo:padding-left="0.255cm" fo:padding-right="0.255cm"/>
    </style:style>
    <style:style style:name="gr7" style:family="graphic" style:parent-style-name="standard">
      <style:graphic-properties svg:stroke-width="0.028cm" svg:stroke-color="#ffffff" draw:marker-start-width="0.233cm" draw:marker-end-width="0.233cm" svg:stroke-opacity="90%" draw:fill="solid" draw:fill-color="#ffffff" draw:textarea-horizontal-align="justify" draw:textarea-vertical-align="middle" draw:auto-grow-height="false" fo:min-height="0.756cm" fo:min-width="0.918cm" fo:padding-top="0.13cm" fo:padding-bottom="0.13cm" fo:padding-left="0.255cm" fo:padding-right="0.255cm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 fo:min-height="0.759cm" fo:min-width="1.004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2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color="#ff0000" fo:font-size="12pt"/>
    </style:style>
    <style:style style:name="P6" style:family="paragraph">
      <loext:graphic-properties draw:fill-color="#ffffcc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/>
    </style:style>
    <style:style style:name="T2" style:family="text">
      <style:text-properties fo:color="#ff0000" fo:font-size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194cm" svg:y1="5.826cm" svg:x2="5.194cm" svg:y2="2.016cm">
          <text:p/>
        </draw:line>
        <draw:line draw:style-name="gr1" draw:text-style-name="P1" draw:layer="layout" svg:x1="5.194cm" svg:y1="5.84cm" svg:x2="9.258cm" svg:y2="5.826cm">
          <text:p/>
        </draw:line>
        <draw:custom-shape draw:style-name="gr2" draw:text-style-name="P3" draw:layer="layout" svg:width="2.54cm" svg:height="1.016cm" svg:x="8.104cm" svg:y="6.034cm">
          <text:p text:style-name="P2"><text:span text:style-name="T1">Code 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9cm" svg:height="1.016cm" svg:x="2.569cm" svg:y="1.834cm">
          <text:p text:style-name="P2"><text:span text:style-name="T1">Algorithmic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181cm" svg:y1="4.235cm" svg:x2="6.842cm" svg:y2="4.23cm">
          <text:p/>
        </draw:line>
        <draw:line draw:style-name="gr4" draw:text-style-name="P1" draw:layer="layout" svg:x1="6.894cm" svg:y1="5.84cm" svg:x2="6.894cm" svg:y2="4.175cm">
          <text:p/>
        </draw:line>
        <draw:custom-shape draw:style-name="gr5" draw:text-style-name="P4" draw:layer="layout" svg:width="0.508cm" svg:height="0.508cm" svg:x="5.572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587cm" svg:height="1.016cm" svg:x="2.969cm" svg:y="3.734cm">
          <text:p text:style-name="P2"><text:span text:style-name="T2">start testing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28cm" svg:height="1.016cm" svg:x="3.755cm" svg:y="5.799cm">
          <text:p text:style-name="P2"><text:span text:style-name="T1">simple </text:span></text:p>
          <text:p text:style-name="P2"><text:span text:style-name="T1">scrip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87cm" svg:height="1.016cm" draw:transform="rotate (-1.57585778162568) translate (7.44cm 6.352cm)">
          <text:p text:style-name="P2"><text:span text:style-name="T2">start testing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24cm" svg:height="1.089cm" svg:x="5.853cm" svg:y="1.308cm">
          <text:p text:style-name="P2"><text:span text:style-name="T3">You are </text:span></text:p>
          <text:p text:style-name="P2"><text:span text:style-name="T3">here!</text:span></text:p>
          <draw:enhanced-geometry svg:viewBox="0 0 21600 21600" draw:text-areas="800 800 20800 20800" draw:type="round-rectangular-callout" draw:modifiers="2764.8 27049.54128440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00:07:54.941745362</meta:creation-date>
    <dc:date>2018-01-29T16:02:10.587298570</dc:date>
    <meta:editing-duration>PT1H35M58S</meta:editing-duration>
    <meta:editing-cycles>3</meta:editing-cycles>
    <meta:generator>LibreOffice/5.1.6.2$Linux_X86_64 LibreOffice_project/10m0$Build-2</meta:generator>
    <meta:document-statistic meta:object-count="11"/>
  </office:meta>
</office:document-meta>
</file>